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Mamadou">
            <text:p>Mamadou</text:p>
          </table:table-cell>
          <table:table-cell office:value-type="string" office:value="BENGALY">
            <text:p>BENGALY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Adama">
            <text:p>Adama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Moussa">
            <text:p>Moussa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Fatoumata Pinda">
            <text:p>Fatoumata Pinda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Oumar">
            <text:p>Oumar</text:p>
          </table:table-cell>
          <table:table-cell office:value-type="string" office:value="CISSE">
            <text:p>CISSE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Mahamadou">
            <text:p>Mahamad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Massika">
            <text:p>Massika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Moussa">
            <text:p>Moussa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mamou">
            <text:p>mamou</text:p>
          </table:table-cell>
          <table:table-cell office:value-type="string" office:value="COULIBALY">
            <text:p>COULIBALY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Binta">
            <text:p>Binta</text:p>
          </table:table-cell>
          <table:table-cell office:value-type="string" office:value="DIA">
            <text:p>DIA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Bourama">
            <text:p>Bourama</text:p>
          </table:table-cell>
          <table:table-cell office:value-type="string" office:value="DIABATE">
            <text:p>DIABATE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Touman">
            <text:p>Touman</text:p>
          </table:table-cell>
          <table:table-cell office:value-type="string" office:value="DIABATE">
            <text:p>DIABATE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Kadidiatou">
            <text:p>Kadidiatou</text:p>
          </table:table-cell>
          <table:table-cell office:value-type="string" office:value="DIAKITE">
            <text:p>DIAKITE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Naba">
            <text:p>Naba</text:p>
          </table:table-cell>
          <table:table-cell office:value-type="string" office:value="DIALLO">
            <text:p>DIALLO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Bakoroba">
            <text:p>Bakoroba</text:p>
          </table:table-cell>
          <table:table-cell office:value-type="string" office:value="DIARRA">
            <text:p>DIAR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Ayouba">
            <text:p>Ayouba</text:p>
          </table:table-cell>
          <table:table-cell office:value-type="string" office:value="DJELICOUMAGA">
            <text:p>DJELICOUMAGA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Mariam">
            <text:p>Mariam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Abdoul Aziz">
            <text:p>Abdoul Aziz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Seydou">
            <text:p>Seydou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Fatoumata">
            <text:p>Fatoumata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Mamadoure">
            <text:p>Mamadoure</text:p>
          </table:table-cell>
          <table:table-cell office:value-type="string" office:value="Djigue">
            <text:p>Djigue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Djelika">
            <text:p>Djelik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Aboubacar B">
            <text:p>Aboubacar B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Djénèba">
            <text:p>Djénèba</text:p>
          </table:table-cell>
          <table:table-cell office:value-type="string" office:value="FANE">
            <text:p>FANE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Seydou">
            <text:p>Seydou</text:p>
          </table:table-cell>
          <table:table-cell office:value-type="string" office:value="Fané">
            <text:p>Fané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Korotoumou">
            <text:p>Korotoumou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Kadia">
            <text:p>Kadia</text:p>
          </table:table-cell>
          <table:table-cell office:value-type="string" office:value="Karambé">
            <text:p>Karambé</text:p>
          </table:table-cell>
        </table:table-row>
        <table:table-row>
          <table:table-cell office:value-type="string" office:value="28">
            <text:p>28</text:p>
          </table:table-cell>
          <table:table-cell office:value-type="string" office:value="Hawa">
            <text:p>Hawa</text:p>
          </table:table-cell>
          <table:table-cell office:value-type="string" office:value="KASSAMBARA">
            <text:p>KASSAMBARA</text:p>
          </table:table-cell>
        </table:table-row>
        <table:table-row>
          <table:table-cell office:value-type="string" office:value="29">
            <text:p>29</text:p>
          </table:table-cell>
          <table:table-cell office:value-type="string" office:value="Wandé">
            <text:p>Wandé</text:p>
          </table:table-cell>
          <table:table-cell office:value-type="string" office:value="KEBE">
            <text:p>KEBE</text:p>
          </table:table-cell>
        </table:table-row>
        <table:table-row>
          <table:table-cell office:value-type="string" office:value="30">
            <text:p>30</text:p>
          </table:table-cell>
          <table:table-cell office:value-type="string" office:value="Aly">
            <text:p>Aly</text:p>
          </table:table-cell>
          <table:table-cell office:value-type="string" office:value="Kodio">
            <text:p>Kodio</text:p>
          </table:table-cell>
        </table:table-row>
        <table:table-row>
          <table:table-cell office:value-type="string" office:value="31">
            <text:p>31</text:p>
          </table:table-cell>
          <table:table-cell office:value-type="string" office:value="Kadidiatou">
            <text:p>Kadidiatou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2">
            <text:p>32</text:p>
          </table:table-cell>
          <table:table-cell office:value-type="string" office:value="Mohamed Tiémoko">
            <text:p>Mohamed Tiémoko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3">
            <text:p>33</text:p>
          </table:table-cell>
          <table:table-cell office:value-type="string" office:value="Souleymane">
            <text:p>Souleymane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4">
            <text:p>34</text:p>
          </table:table-cell>
          <table:table-cell office:value-type="string" office:value="Mouctar">
            <text:p>Mouctar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5">
            <text:p>35</text:p>
          </table:table-cell>
          <table:table-cell office:value-type="string" office:value="Ibrahima">
            <text:p>Ibrahima</text:p>
          </table:table-cell>
          <table:table-cell office:value-type="string" office:value="KONATE">
            <text:p>KONATE</text:p>
          </table:table-cell>
        </table:table-row>
        <table:table-row>
          <table:table-cell office:value-type="string" office:value="36">
            <text:p>36</text:p>
          </table:table-cell>
          <table:table-cell office:value-type="string" office:value="Cheick Hamala">
            <text:p>Cheick Hamala</text:p>
          </table:table-cell>
          <table:table-cell office:value-type="string" office:value="Konaté">
            <text:p>Konaté</text:p>
          </table:table-cell>
        </table:table-row>
        <table:table-row>
          <table:table-cell office:value-type="string" office:value="37">
            <text:p>37</text:p>
          </table:table-cell>
          <table:table-cell office:value-type="string" office:value="Sidy">
            <text:p>Sidy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38">
            <text:p>38</text:p>
          </table:table-cell>
          <table:table-cell office:value-type="string" office:value="Sikadjè">
            <text:p>Sikadjè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39">
            <text:p>39</text:p>
          </table:table-cell>
          <table:table-cell office:value-type="string" office:value="Ramatou">
            <text:p>Ramatou</text:p>
          </table:table-cell>
          <table:table-cell office:value-type="string" office:value="KONE">
            <text:p>KONE</text:p>
          </table:table-cell>
        </table:table-row>
        <table:table-row>
          <table:table-cell office:value-type="string" office:value="40">
            <text:p>40</text:p>
          </table:table-cell>
          <table:table-cell office:value-type="string" office:value="Souleymane">
            <text:p>Souleymane</text:p>
          </table:table-cell>
          <table:table-cell office:value-type="string" office:value="NIANG">
            <text:p>NIANG</text:p>
          </table:table-cell>
        </table:table-row>
        <table:table-row>
          <table:table-cell office:value-type="string" office:value="41">
            <text:p>41</text:p>
          </table:table-cell>
          <table:table-cell office:value-type="string" office:value="Aminata">
            <text:p>Aminata</text:p>
          </table:table-cell>
          <table:table-cell office:value-type="string" office:value="Sam">
            <text:p>Sam</text:p>
          </table:table-cell>
        </table:table-row>
        <table:table-row>
          <table:table-cell office:value-type="string" office:value="42">
            <text:p>42</text:p>
          </table:table-cell>
          <table:table-cell office:value-type="string" office:value="Sanata">
            <text:p>Sanata</text:p>
          </table:table-cell>
          <table:table-cell office:value-type="string" office:value="SANGARE">
            <text:p>SANGARE</text:p>
          </table:table-cell>
        </table:table-row>
        <table:table-row>
          <table:table-cell office:value-type="string" office:value="43">
            <text:p>43</text:p>
          </table:table-cell>
          <table:table-cell office:value-type="string" office:value="Aïssata">
            <text:p>Aïssata</text:p>
          </table:table-cell>
          <table:table-cell office:value-type="string" office:value="SANGHO">
            <text:p>SANGHO</text:p>
          </table:table-cell>
        </table:table-row>
        <table:table-row>
          <table:table-cell office:value-type="string" office:value="44">
            <text:p>44</text:p>
          </table:table-cell>
          <table:table-cell office:value-type="string" office:value="Drissa">
            <text:p>Drissa</text:p>
          </table:table-cell>
          <table:table-cell office:value-type="string" office:value="SANOGO">
            <text:p>SANOGO</text:p>
          </table:table-cell>
        </table:table-row>
        <table:table-row>
          <table:table-cell office:value-type="string" office:value="45">
            <text:p>45</text:p>
          </table:table-cell>
          <table:table-cell office:value-type="string" office:value="Rokia">
            <text:p>Rokia</text:p>
          </table:table-cell>
          <table:table-cell office:value-type="string" office:value="SIDIBE">
            <text:p>SIDIBE</text:p>
          </table:table-cell>
        </table:table-row>
        <table:table-row>
          <table:table-cell office:value-type="string" office:value="46">
            <text:p>46</text:p>
          </table:table-cell>
          <table:table-cell office:value-type="string" office:value="Dango">
            <text:p>Dango</text:p>
          </table:table-cell>
          <table:table-cell office:value-type="string" office:value="SOUMOUNOU">
            <text:p>SOUMOUNOU</text:p>
          </table:table-cell>
        </table:table-row>
        <table:table-row>
          <table:table-cell office:value-type="string" office:value="47">
            <text:p>47</text:p>
          </table:table-cell>
          <table:table-cell office:value-type="string" office:value="Mody">
            <text:p>Mody</text:p>
          </table:table-cell>
          <table:table-cell office:value-type="string" office:value="SYLLA">
            <text:p>SYLLA</text:p>
          </table:table-cell>
        </table:table-row>
        <table:table-row>
          <table:table-cell office:value-type="string" office:value="48">
            <text:p>48</text:p>
          </table:table-cell>
          <table:table-cell office:value-type="string" office:value="Niagni">
            <text:p>Niagni</text:p>
          </table:table-cell>
          <table:table-cell office:value-type="string" office:value="Tangara">
            <text:p>Tangara</text:p>
          </table:table-cell>
        </table:table-row>
        <table:table-row>
          <table:table-cell office:value-type="string" office:value="49">
            <text:p>49</text:p>
          </table:table-cell>
          <table:table-cell office:value-type="string" office:value="Labasso">
            <text:p>Labasso</text:p>
          </table:table-cell>
          <table:table-cell office:value-type="string" office:value="THIERO">
            <text:p>THIERO</text:p>
          </table:table-cell>
        </table:table-row>
        <table:table-row>
          <table:table-cell office:value-type="string" office:value="50">
            <text:p>50</text:p>
          </table:table-cell>
          <table:table-cell office:value-type="string" office:value="Oumar">
            <text:p>Oumar</text:p>
          </table:table-cell>
          <table:table-cell office:value-type="string" office:value="Tienta">
            <text:p>Tienta</text:p>
          </table:table-cell>
        </table:table-row>
        <table:table-row>
          <table:table-cell office:value-type="string" office:value="51">
            <text:p>51</text:p>
          </table:table-cell>
          <table:table-cell office:value-type="string" office:value="Mamadou">
            <text:p>Mamadou</text:p>
          </table:table-cell>
          <table:table-cell office:value-type="string" office:value="TOGO">
            <text:p>TOGO</text:p>
          </table:table-cell>
        </table:table-row>
        <table:table-row>
          <table:table-cell office:value-type="string" office:value="52">
            <text:p>52</text:p>
          </table:table-cell>
          <table:table-cell office:value-type="string" office:value="Djénèba">
            <text:p>Djénèba</text:p>
          </table:table-cell>
          <table:table-cell office:value-type="string" office:value="TOGOLA">
            <text:p>TOGOLA</text:p>
          </table:table-cell>
        </table:table-row>
        <table:table-row>
          <table:table-cell office:value-type="string" office:value="53">
            <text:p>53</text:p>
          </table:table-cell>
          <table:table-cell office:value-type="string" office:value="Awa">
            <text:p>Aw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54">
            <text:p>54</text:p>
          </table:table-cell>
          <table:table-cell office:value-type="string" office:value="Aminata">
            <text:p>Aminata</text:p>
          </table:table-cell>
          <table:table-cell office:value-type="string" office:value="TOURE">
            <text:p>TOURE</text:p>
          </table:table-cell>
        </table:table-row>
        <table:table-row>
          <table:table-cell office:value-type="string" office:value="55">
            <text:p>55</text:p>
          </table:table-cell>
          <table:table-cell office:value-type="string" office:value="Souleymane">
            <text:p>Souleyman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6">
            <text:p>56</text:p>
          </table:table-cell>
          <table:table-cell office:value-type="string" office:value="Minimba">
            <text:p>Minimb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7">
            <text:p>57</text:p>
          </table:table-cell>
          <table:table-cell office:value-type="string" office:value="Alou">
            <text:p>Al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8">
            <text:p>58</text:p>
          </table:table-cell>
          <table:table-cell office:value-type="string" office:value="Oumou">
            <text:p>Oumou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59">
            <text:p>59</text:p>
          </table:table-cell>
          <table:table-cell office:value-type="string" office:value="Abdoulaye">
            <text:p>Abdoulaye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60">
            <text:p>60</text:p>
          </table:table-cell>
          <table:table-cell office:value-type="string" office:value="Oumar">
            <text:p>Oumar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61">
            <text:p>61</text:p>
          </table:table-cell>
          <table:table-cell office:value-type="string" office:value="Sidi Harouna">
            <text:p>Sidi Harouna</text:p>
          </table:table-cell>
          <table:table-cell office:value-type="string" office:value="Traoré">
            <text:p>Traoré</text:p>
          </table:table-cell>
        </table:table-row>
        <table:table-row>
          <table:table-cell office:value-type="string" office:value="62">
            <text:p>62</text:p>
          </table:table-cell>
          <table:table-cell office:value-type="string" office:value="Harouna">
            <text:p>Harouna</text:p>
          </table:table-cell>
          <table:table-cell office:value-type="string" office:value="YEBEDJE">
            <text:p>YEBEDJ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